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7000000579D59501D8DBFDC7E.png" manifest:media-type="image/png"/>
  <manifest:file-entry manifest:full-path="Pictures/10000201000002CE000000418AB75C62A406E5AC.png" manifest:media-type="image/png"/>
  <manifest:file-entry manifest:full-path="Pictures/10000201000002DB000000514B7C5E34887DD1F8.png" manifest:media-type="image/png"/>
  <manifest:file-entry manifest:full-path="Pictures/10000201000002E700000053202A14E972D1A6BC.png" manifest:media-type="image/png"/>
  <manifest:file-entry manifest:full-path="Pictures/10000201000002E50000003DF474AB31F10CFEDB.png" manifest:media-type="image/png"/>
  <manifest:file-entry manifest:full-path="Pictures/100002010000020200000041AF02FA93BA97B99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.399cm" draw:z-index="0"><draw:image xlink:href="Pictures/10000201000002E50000003DF474AB31F10CFEDB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2" text:anchor-type="paragraph" svg:x="0.404cm" svg:y="0.307cm" svg:width="13.6cm" svg:height="1.72cm" draw:z-index="1"><draw:image xlink:href="Pictures/100002010000020200000041AF02FA93BA97B99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width="17cm" svg:height="1.898cm" draw:z-index="2"><draw:image xlink:href="Pictures/10000201000002E700000053202A14E972D1A6BC.png" xlink:type="simple" xlink:show="embed" xlink:actuate="onLoad" loext:mime-type="image/png"/></draw:frame></text:p>
      <text:p text:style-name="Standard"/>
      <text:p text:style-name="Standard"><draw:frame draw:style-name="fr2" draw:name="Image4" text:anchor-type="paragraph" svg:x="-0.106cm" svg:y="0cm" svg:width="17cm" svg:height="1.882cm" draw:z-index="3"><draw:image xlink:href="Pictures/10000201000002DB000000514B7C5E34887DD1F8.png" xlink:type="simple" xlink:show="embed" xlink:actuate="onLoad" loext:mime-type="image/png"/></draw:frame></text:p>
      <text:p text:style-name="Standard"/>
      <text:p text:style-name="Standard"><draw:frame draw:style-name="fr1" draw:name="Image5" text:anchor-type="paragraph" svg:width="17cm" svg:height="2.034cm" draw:z-index="4"><draw:image xlink:href="Pictures/10000201000002D7000000579D59501D8DBFDC7E.png" xlink:type="simple" xlink:show="embed" xlink:actuate="onLoad" loext:mime-type="image/png"/></draw:frame></text:p>
      <text:p text:style-name="Standard"/>
      <text:p text:style-name="Standard"><draw:frame draw:style-name="fr2" draw:name="Image6" text:anchor-type="paragraph" svg:x="-0.265cm" svg:y="0.355cm" svg:width="17cm" svg:height="1.538cm" draw:z-index="5"><draw:image xlink:href="Pictures/10000201000002CE000000418AB75C62A406E5AC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09:55:50.848598500</meta:creation-date>
    <dc:date>2020-10-28T16:20:07.997432811</dc:date>
    <meta:editing-duration>PT1H47M45S</meta:editing-duration>
    <meta:editing-cycles>2</meta:editing-cycles>
    <meta:generator>LibreOffice/6.0.7.3$Linux_X86_64 LibreOffice_project/00m0$Build-3</meta:generator>
    <meta:document-statistic meta:table-count="0" meta:image-count="6" meta:object-count="0" meta:page-count="1" meta:paragraph-count="0" meta:word-count="0" meta:character-count="0" meta:non-whitespace-character-count="0"/>
  </office:meta>
</office:document-meta>
</file>